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latorio rules</text:p>
          </draw:text-box>
        </draw:frame>
        <draw:frame draw:name="Object 1" draw:style-name="gr1" draw:layer="layout" svg:width="24.212cm" svg:height="10.632cm" svg:x="2.247cm" svg:y="7.04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3.858cm" svg:height="0.962cm" svg:x="3.5cm" svg:y="5cm">
          <draw:text-box>
            <text:p text:style-name="P1">Example Sheet for Customer: <text:a xlink:href="relatorio://o.customer.name">o.customer.name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Udo Spallek</meta:initial-creator>
    <meta:creation-date>2008-08-07T10:06:09</meta:creation-date>
    <dc:date>2010-01-20T16:18:26</dc:date>
    <meta:editing-cycles>15</meta:editing-cycles>
    <meta:editing-duration>PT00H14M16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63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ff9966" fo:border-left="0.088cm solid #ff9966" fo:padding="0.085cm" fo:border-right="0.088cm solid #ff9966" style:shadow="none" fo:border-top="0.088cm solid #ff9966" style:vertical-align="middle"/>
      <style:text-properties fo:color="#83caff" fo:font-size="18pt"/>
    </style:style>
    <style:style style:name="ce2" style:family="table-cell" style:parent-style-name="Default">
      <style:table-cell-properties fo:border-bottom="0.035cm solid #ff9966" fo:border-left="0.088cm solid #ff9966" fo:padding="0.085cm" fo:border-right="0.088cm solid #ff9966" style:shadow="none" fo:border-top="0.035cm solid #ff9966" style:vertical-align="middle"/>
      <style:text-properties fo:color="#83caff" fo:font-size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88cm solid #ff9966" fo:padding="0.085cm" style:shadow="none" style:vertical-align="middle"/>
      <style:text-properties fo:color="#ccccff" fo:font-size="20pt"/>
    </style:style>
    <style:style style:name="ce5" style:family="table-cell" style:parent-style-name="Default">
      <style:table-cell-properties fo:border="0.088cm solid #ff9966"/>
      <style:text-properties fo:color="#ccccff" fo:font-size="20pt"/>
    </style:style>
    <style:style style:name="ce6" style:family="table-cell" style:parent-style-name="Default">
      <style:table-cell-properties fo:border="none"/>
      <style:text-properties fo:color="#b3b3b3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6"/>
        <table:table-row table:style-name="ro1">
          <table:table-cell office:value-type="string">
            <text:p>Item Name</text:p>
          </table:table-cell>
          <table:table-cell office:value-type="string">
            <text:p>Item reference</text:p>
          </table:table-cell>
          <table:table-cell office:value-type="string">
            <text:p>Item price</text:p>
          </table:table-cell>
          <table:table-cell office:value-type="string">
            <text:p>Quantity</text:p>
          </table:table-cell>
          <table:table-cell office:value-type="string">
            <text:p>Amount</text:p>
          </table:table-cell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<text:a xlink:href="relatorio://for%20each='l%20in%20o.lines'">for each='l in o.lines'</text:a></text:p>
          </table:table-cell>
          <table:covered-table-cell table:number-columns-repeated="4"/>
          <table:table-cell table:number-columns-repeated="251"/>
        </table:table-row>
        <table:table-row table:style-name="ro3">
          <table:table-cell table:style-name="ce2" office:value-type="string">
            <text:p><text:a xlink:href="relatorio://l.item.name">l.item.name</text:a></text:p>
          </table:table-cell>
          <table:table-cell office:value-type="string">
            <text:p><text:a xlink:href="relatorio://l.item.reference">l.item.reference</text:a></text:p>
          </table:table-cell>
          <table:table-cell office:value-type="string">
            <text:p><text:a xlink:href="relatorio://l.item.price">l.item.price</text:a></text:p>
          </table:table-cell>
          <table:table-cell office:value-type="string">
            <text:p><text:a xlink:href="relatorio://l.quantity">l.quantity</text:a></text:p>
          </table:table-cell>
          <table:table-cell office:value-type="string">
            <text:p><text:a xlink:href="relatorio://l.amount">l.amount</text:a></text:p>
          </table:table-cell>
          <table:table-cell table:number-columns-repeated="251"/>
        </table:table-row>
        <table:table-row table:style-name="ro4">
          <table:table-cell table:style-name="ce3" office:value-type="string" table:number-columns-spanned="5" table:number-rows-spanned="1">
            <text:p><text:a xlink:href="relatorio:///for">/for</text:a></text:p>
          </table:table-cell>
          <table:covered-table-cell table:style-name="Default"/>
          <table:covered-table-cell table:number-columns-repeated="3" table:style-name="ce5"/>
          <table:table-cell table:style-name="Default" table:number-columns-repeated="25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8">08/08/2008</text:date>, <text:time>11:5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